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9.76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Descriçã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úncio</text:p>
          </table:table-cell>
          <table:table-cell table:style-name="ce1" office:value-type="string" calcext:value-type="string">
            <text:p>Requerimento de trabalho solicitado por um contratante, consiste de uma tarefa doméstica acompanhada de descrição e fot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ckground</text:p>
          </table:table-cell>
          <table:table-cell table:style-name="ce1" office:value-type="string" calcext:value-type="string">
            <text:p>Em segundo plan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d</text:p>
          </table:table-cell>
          <table:table-cell table:style-name="ce1" office:value-type="string" calcext:value-type="string">
            <text:p>Quando um Marido de Aluguel ferta seus serviços à um job em aber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tratação</text:p>
          </table:table-cell>
          <table:table-cell table:style-name="ce1" office:value-type="string" calcext:value-type="string">
            <text:p>Quando o contratante aceita uma oferta de um Marido de Alugu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Requerimento de trabalho solicitado por um contratante, consiste de uma tarefa doméstica acompanhada de descrição e fot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rido de Aluguel</text:p>
          </table:table-cell>
          <table:table-cell table:style-name="ce1" office:value-type="string" calcext:value-type="string">
            <text:p>Usuário cadastrado como funcionário, tem como caracteristica a visualização e oferta de seus serviços à Jobs postad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Quando o contratante aceita uma oferta de um Marido de Alugu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ferta</text:p>
          </table:table-cell>
          <table:table-cell table:style-name="ce1" office:value-type="string" calcext:value-type="string">
            <text:p>Quando um Marido de Aluguel oferta seus serviços à um job em aberto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rfil</text:p>
          </table:table-cell>
          <table:table-cell table:style-name="ce1" office:value-type="string" calcext:value-type="string">
            <text:p>Uma página com trabalhos realizados e uma pequena descrição do Marido de Alugu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st</text:p>
          </table:table-cell>
          <table:table-cell table:style-name="ce1" office:value-type="string" calcext:value-type="string">
            <text:p>Um corpo de mensagem utilizado pra trocar dúvidas entre Contratantes e Maridos de Alugu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ofile</text:p>
          </table:table-cell>
          <table:table-cell table:style-name="ce1" office:value-type="string" calcext:value-type="string">
            <text:p>Uma página com trabalhos realizados e uma pequena descrição do Marido de Alugue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Uma métrica de avaliação, tanto para Maridos de Aluguel quando para contratante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As habilidades que um Marido de Aluguel afirmar possuir, utilizado para mostrar ofertas compatívei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s</text:p>
          </table:table-cell>
          <table:table-cell table:style-name="ce1" office:value-type="string" calcext:value-type="string">
            <text:p>Especificações do trabalho a ser feito, como por exemplo métricas do quintal para um trabalho de cortar gram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Conjunto de tecnologias do mesmo fornecedo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Palavras-chave pré-configuradas que servem para categorizar e descrever um job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" meta:object-count="0"/>
    <meta:generator>LibreOfficeDev/5.1.0.3$Linux_X86_64 LibreOffice_project/</meta:generator>
  </office:meta>
</office:document-meta>
</file>